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adc0" officeooo:paragraph-rsid="0012adc0"/>
    </style:style>
    <style:style style:name="P2" style:family="paragraph" style:parent-style-name="Standard">
      <style:paragraph-properties fo:text-align="center" style:justify-single-word="false"/>
      <style:text-properties officeooo:rsid="0012adc0" officeooo:paragraph-rsid="0012adc0"/>
    </style:style>
    <style:style style:name="P3" style:family="paragraph" style:parent-style-name="Standard">
      <style:text-properties officeooo:rsid="0012adc0" officeooo:paragraph-rsid="00133a6c"/>
    </style:style>
    <style:style style:name="P4" style:family="paragraph" style:parent-style-name="Standard">
      <style:text-properties officeooo:rsid="00147752" officeooo:paragraph-rsid="00147752"/>
    </style:style>
    <style:style style:name="P5" style:family="paragraph" style:parent-style-name="Standard">
      <style:text-properties officeooo:rsid="00147752" officeooo:paragraph-rsid="00153fa3"/>
    </style:style>
    <style:style style:name="P6" style:family="paragraph" style:parent-style-name="Standard">
      <style:text-properties officeooo:rsid="001bc79e" officeooo:paragraph-rsid="001bc79e"/>
    </style:style>
    <style:style style:name="P7" style:family="paragraph" style:parent-style-name="Standard">
      <style:text-properties officeooo:rsid="001c295c" officeooo:paragraph-rsid="001c295c"/>
    </style:style>
    <style:style style:name="P8" style:family="paragraph" style:parent-style-name="Title">
      <style:text-properties fo:font-size="26pt" style:font-size-asian="26pt" style:font-size-complex="26pt"/>
    </style:style>
    <style:style style:name="P9" style:family="paragraph">
      <style:paragraph-properties fo:text-align="center"/>
    </style:style>
    <style:style style:name="P10" style:family="paragraph">
      <loext:graphic-properties draw:fill-color="#6666ff"/>
      <style:paragraph-properties fo:text-align="center"/>
    </style:style>
    <style:style style:name="P11" style:family="paragraph">
      <loext:graphic-properties draw:fill-color="#ffffff"/>
      <style:paragraph-properties fo:text-align="center"/>
    </style:style>
    <style:style style:name="P12" style:family="paragraph">
      <loext:graphic-properties draw:fill="none" draw:fill-color="#ffffff"/>
    </style:style>
    <style:style style:name="P13" style:family="paragraph">
      <loext:graphic-properties draw:fill="none" draw:fill-color="#ffffff"/>
      <style:paragraph-properties fo:text-align="center"/>
    </style:style>
    <style:style style:name="T1" style:family="text">
      <style:text-properties officeooo:rsid="00133a6c"/>
    </style:style>
    <style:style style:name="T2" style:family="text">
      <style:text-properties officeooo:rsid="00147752"/>
    </style:style>
    <style:style style:name="T3" style:family="text">
      <style:text-properties fo:color="#6666ff"/>
    </style:style>
    <style:style style:name="T4" style:family="text">
      <style:text-properties fo:font-weight="bold" officeooo:rsid="00133a6c" style:font-weight-asian="bold" style:font-weight-complex="bold"/>
    </style:style>
    <style:style style:name="T5" style:family="text">
      <style:text-properties fo:font-weight="bold" officeooo:rsid="00153fa3" style:font-weight-asian="bold" style:font-weight-complex="bold"/>
    </style:style>
    <style:style style:name="T6" style:family="text">
      <style:text-properties officeooo:rsid="00153fa3"/>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133a6c"/>
    </style:style>
    <style:style style:name="T10" style:family="text">
      <style:text-properties style:text-position="super 58%" officeooo:rsid="00153fa3"/>
    </style:style>
    <style:style style:name="gr1" style:family="graphic">
      <style:graphic-properties draw:stroke="solid" draw:stroke-dash="Fine_20_Dashed" svg:stroke-width="0.0201in" svg:stroke-color="#000000" draw:marker-start="Arrowheads_20_1" draw:marker-start-width="0.1689in" draw:marker-end=""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svg:stroke-color="#6666ff"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Fine_20_Dashed" svg:stroke-width="0.0201in" svg:stroke-color="#6666ff" draw:marker-start-width="0.1689in" draw:marker-end="Arrowheads_20_1" draw:marker-end-width="0.1689in" draw:fill-color="#6666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draw:stroke-dash="Fine_20_Dashed"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width="0.1689in" draw:fill-color="#ffffff" draw:textarea-horizontal-align="justify" draw:textarea-vertical-align="middle" draw:auto-grow-height="false" fo:min-height="0.1016in" fo:min-width="0.0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0000" draw:marker-start-width="0.1689in" draw:marker-end-width="0.1689in" draw:fill-color="#ffffff" draw:textarea-horizontal-align="justify" draw:textarea-vertical-align="middle" draw:auto-grow-height="false" fo:min-height="0.0819in" fo:min-width="0.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draw:stroke-dash="Fine_20_Dashed" svg:stroke-width="0.0201in" svg:stroke-color="#6666ff" draw:marker-start="Arrowheads_20_1" draw:marker-start-width="0.1689in" draw:marker-end="Arrowheads_20_1" draw:marker-end-width="0.1689in" draw:fill-color="#6666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sualizing Implication Theorems</text:p>
      <text:p text:style-name="P2">by Sven Nilsen, 2020</text:p>
      <text:p text:style-name="P1"/>
      <text:p text:style-name="P1"><draw:line text:anchor-type="paragraph" draw:z-index="1" draw:name="Shape1" draw:style-name="gr2" draw:text-style-name="P9" svg:x1="2.2811in" svg:y1="0.8071in" svg:x2="2.2811in" svg:y2="2.0598in"><text:p/></draw:line><draw:line text:anchor-type="paragraph" draw:z-index="2" draw:name="Shape1" draw:style-name="gr2" draw:text-style-name="P9" svg:x1="3.5264in" svg:y1="0.8071in" svg:x2="3.5264in" svg:y2="2.0598in"><text:p/></draw:line><draw:line text:anchor-type="paragraph" draw:z-index="3" draw:name="Shape1" draw:style-name="gr3" draw:text-style-name="P10" svg:x1="2.2811in" svg:y1="1.3807in" svg:x2="3.5264in" svg:y2="1.3945in"><text:p/></draw:line><draw:line text:anchor-type="paragraph" draw:z-index="4" draw:name="Shape1" draw:style-name="gr4" draw:text-style-name="P9" svg:x1="2.2811in" svg:y1="0.8071in" svg:x2="3.5264in" svg:y2="0.8209in"><text:p/></draw:line><draw:line text:anchor-type="paragraph" draw:z-index="5" draw:name="Shape1" draw:style-name="gr4" draw:text-style-name="P9" svg:x1="2.2811in" svg:y1="2.0457in" svg:x2="3.5264in" svg:y2="2.0594in"><text:p/></draw:line><draw:custom-shape text:anchor-type="paragraph" draw:z-index="6" draw:name="Shape2" draw:style-name="gr5" draw:text-style-name="P11" svg:width="0.137in" svg:height="0.1433in" svg:x="2.2091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6" draw:text-style-name="P11" svg:width="0.137in" svg:height="0.1433in" svg:x="3.4547in" svg:y="0.7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6" draw:text-style-name="P11" svg:width="0.137in" svg:height="0.1433in" svg:x="2.2028in" svg:y="1.9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6" draw:text-style-name="P11" svg:width="0.137in" svg:height="0.1433in" svg:x="3.4634in" svg:y="2.0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0" draw:name="Shape3" draw:style-name="gr7" draw:text-style-name="P12" svg:width="0.6087in" svg:height="0.2504in" svg:x="3.6846in" svg:y="1.9528in"><draw:text-box><text:p>level 0</text:p></draw:text-box></draw:frame><draw:frame text:anchor-type="paragraph" draw:z-index="11" draw:name="Shape3" draw:style-name="gr7" draw:text-style-name="P12" svg:width="0.6087in" svg:height="0.2504in" svg:x="3.6846in" svg:y="0.6783in"><draw:text-box><text:p>level 1</text:p></draw:text-box></draw:frame>Path Semantical Logic<text:span text:style-name="T8"><text:reference-ref text:reference-format="text" text:ref-name="path semantical logic">[1]</text:reference-ref></text:span> contains 3 implication theorems, of which the most general one is the Constrained Implication Theorem<text:span text:style-name="T8"><text:reference-ref text:reference-format="text" text:ref-name="constrained implication theorem">[2]</text:reference-ref></text:span>. A way to visualize how it works is the following:</text:p>
      <text:p text:style-name="P1"/>
      <text:p text:style-name="P1"/>
      <text:p text:style-name="P1"/>
      <text:p text:style-name="P1"/>
      <text:p text:style-name="P1"/>
      <text:p text:style-name="P1"/>
      <text:p text:style-name="P1"/>
      <text:p text:style-name="P1"/>
      <text:p text:style-name="P1"/>
      <text:p text:style-name="P1"/>
      <text:p text:style-name="P1"/>
      <text:p text:style-name="P3">Each arrow represents a material implication, <text:span text:style-name="T2">e.g. `imply(a, b)` or `a=&gt;b`</text:span>.</text:p>
      <text:p text:style-name="P3"><text:span text:style-name="T1">A continuous arrow is asserted directly, e.g. `</text:span><text:span text:style-name="T4">a=&gt;b</text:span><text:span text:style-name="T1">`.</text:span></text:p>
      <text:p text:style-name="P3"><text:span text:style-name="T1">A dashed arrow is only used indirectly, by being a sub-expression, e.g. `(</text:span><text:span text:style-name="T4">a=&gt;b</text:span><text:span text:style-name="T1">)=&gt;(c=&gt;d).</text:span></text:p>
      <text:p text:style-name="P1"/>
      <text:p text:style-name="P1">The <text:span text:style-name="T3">blue</text:span> arrows defines a “surface” between <text:span text:style-name="T1">level 1 and level 0. This surface behaves like a filter. It allows relations in level 1 to propagate down to level 0. If the arrow at level 1 points in opposite direction, then the relation gets blocked, but if one uses a bidirectional arrow</text:span><text:span text:style-name="T9"><text:reference-ref text:reference-format="text" text:ref-name="abstract implication theorem">[3]</text:reference-ref></text:span><text:span text:style-name="T1"> (an equality), any sort of arrow can pass through the filter:</text:span></text:p>
      <text:p text:style-name="P1"/>
      <text:p text:style-name="P1"><draw:frame text:anchor-type="paragraph" draw:z-index="21" draw:name="Shape3" draw:style-name="gr7" draw:text-style-name="P12" svg:width="0.6087in" svg:height="0.2504in" svg:x="2.2398in" svg:y="0.1807in"><draw:text-box><text:p>level 1</text:p></draw:text-box></draw:frame><draw:frame text:anchor-type="paragraph" draw:z-index="31" draw:name="Shape3" draw:style-name="gr7" draw:text-style-name="P12" svg:width="0.6087in" svg:height="0.2504in" svg:x="5.6965in" svg:y="0.1016in"><draw:text-box><text:p>level 1</text:p></draw:text-box></draw:frame></text:p>
      <text:p text:style-name="P1"><draw:line text:anchor-type="paragraph" draw:z-index="12" draw:name="Shape1" draw:style-name="gr2" draw:text-style-name="P9" svg:x1="0.8362in" svg:y1="0.1173in" svg:x2="0.8362in" svg:y2="1.3701in"><text:p/></draw:line><draw:line text:anchor-type="paragraph" draw:z-index="13" draw:name="Shape1" draw:style-name="gr2" draw:text-style-name="P9" svg:x1="2.0811in" svg:y1="0.1173in" svg:x2="2.0811in" svg:y2="1.3701in"><text:p/></draw:line><draw:line text:anchor-type="paragraph" draw:z-index="15" draw:name="Shape1" draw:style-name="gr1" draw:text-style-name="P9" svg:x1="0.8362in" svg:y1="0.1173in" svg:x2="2.0815in" svg:y2="0.1311in"><text:p/></draw:line><draw:custom-shape text:anchor-type="paragraph" draw:z-index="16" draw:name="Shape2" draw:style-name="gr6" draw:text-style-name="P11" svg:width="0.137in" svg:height="0.1433in" svg:x="0.7638in" svg:y="0.0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6" draw:text-style-name="P11" svg:width="0.137in" svg:height="0.1433in" svg:x="2.0098in" svg:y="0.04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1" draw:style-name="gr2" draw:text-style-name="P9" svg:x1="4.2929in" svg:y1="0.1264in" svg:x2="4.2929in" svg:y2="1.3791in"><text:p/></draw:line><draw:line text:anchor-type="paragraph" draw:z-index="23" draw:name="Shape1" draw:style-name="gr2" draw:text-style-name="P9" svg:x1="5.5382in" svg:y1="0.1264in" svg:x2="5.5382in" svg:y2="1.3791in"><text:p/></draw:line><draw:custom-shape text:anchor-type="paragraph" draw:z-index="26" draw:name="Shape2" draw:style-name="gr6" draw:text-style-name="P11" svg:width="0.137in" svg:height="0.1433in" svg:x="4.2209in" svg:y="0.0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6" draw:text-style-name="P11" svg:width="0.137in" svg:height="0.1433in" svg:x="5.4665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1" draw:style-name="gr1" draw:text-style-name="P9" svg:x1="4.2929in" svg:y1="0.1264in" svg:x2="5.5382in" svg:y2="0.1402in"><text:p/></draw:line></text:p>
      <text:p text:style-name="P1"/>
      <text:p text:style-name="P1"/>
      <text:p text:style-name="P1"><draw:line text:anchor-type="paragraph" draw:z-index="14" draw:name="Shape1" draw:style-name="gr3" draw:text-style-name="P10" svg:x1="0.8362in" svg:y1="0.1161in" svg:x2="2.0815in" svg:y2="0.1299in"><text:p/></draw:line><draw:line text:anchor-type="paragraph" draw:z-index="24" draw:name="Shape1" draw:style-name="gr8" draw:text-style-name="P10" svg:x1="4.2929in" svg:y1="0.1319in" svg:x2="5.5382in" svg:y2="0.1457in"><text:p/></draw:line></text:p>
      <text:p text:style-name="P1"/>
      <text:p text:style-name="P1"/>
      <text:p text:style-name="P1"><draw:custom-shape text:anchor-type="paragraph" draw:z-index="18" draw:name="Shape2" draw:style-name="gr6" draw:text-style-name="P11" svg:width="0.137in" svg:height="0.1433in" svg:x="0.7575in" svg:y="0.12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0" draw:name="Shape3" draw:style-name="gr7" draw:text-style-name="P12" svg:width="0.6087in" svg:height="0.2504in" svg:x="2.2398in" svg:y="0.1134in"><draw:text-box><text:p>level 0</text:p></draw:text-box></draw:frame><draw:custom-shape text:anchor-type="paragraph" draw:z-index="19" draw:name="Shape2" draw:style-name="gr6" draw:text-style-name="P11" svg:width="0.137in" svg:height="0.1433in" svg:x="2.0181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3" draw:style-name="gr7" draw:text-style-name="P12" svg:width="0.6087in" svg:height="0.2504in" svg:x="5.6898in" svg:y="0.089in"><draw:text-box><text:p>level 0</text:p></draw:text-box></draw:frame><draw:custom-shape text:anchor-type="paragraph" draw:z-index="29" draw:name="Shape2" draw:style-name="gr6" draw:text-style-name="P11" svg:width="0.137in" svg:height="0.1433in" svg:x="5.4752in" svg:y="0.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6" draw:text-style-name="P11" svg:width="0.137in" svg:height="0.1433in" svg:x="4.2217in" svg:y="0.1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2" draw:name="Shape4" draw:style-name="gr9" draw:text-style-name="P13" svg:width="0.9094in" svg:height="0.2441in" svg:x="0.9929in" svg:y="0.1118in"><draw:text-box><text:p text:style-name="P9">no arrow</text:p></draw:text-box></draw:frame></text:p>
      <text:p text:style-name="P1"><draw:line text:anchor-type="paragraph" draw:z-index="0" draw:name="Shape1" draw:style-name="gr1" draw:text-style-name="P9" svg:x1="4.2929in" svg:y1="0.0236in" svg:x2="5.5382in" svg:y2="0.0374in"><text:p/></draw:line></text:p>
      <text:p text:style-name="P1"/>
      <text:p text:style-name="P4"/>
      <text:p text:style-name="P5"><text:span text:style-name="T6">In Path Semantical Logic, i</text:span>t is sufficient to construct the surface <text:span text:style-name="T6">to allow relations to propagate through. The truth value of propositions at the nodes does not need to pass through, but you can also do that, by turning the dashed vertical arrows into continuous ones</text:span><text:span text:style-name="T10"><text:reference-ref text:reference-format="text" text:ref-name="implication theorem">[4]</text:reference-ref></text:span><text:span text:style-name="T6">.</text:span></text:p>
      <text:p text:style-name="P5"/>
      <text:p text:style-name="P5"><text:span text:style-name="T6">In normal Propositional Logic</text:span><text:span text:style-name="T10"><text:reference-ref text:reference-format="text" text:ref-name="propositional calculus">[5]</text:reference-ref></text:span><text:span text:style-name="T6">, one is used to think about truth values as being the “cause” of propagation, e.g. in modus ponens, `P=&gt;Q, P <text:s/>=&gt; <text:s/>Q`. Here, `Q` is true because `P` is true and there is a law `P=&gt;Q` that allows truth of `P` to propagate to the truth of `Q`. However, this method allows only transport of truth values. To do the same for directional relations would require 3 laws instead of one, since there are 3 such relations: `A=&gt;B`, `B=&gt;A` and `A=B`. For example, `</text:span><text:span text:style-name="T5">(A=&gt;B)</text:span><text:span text:style-name="T6">=&gt;(Q=&gt;R)` for the case `</text:span><text:span text:style-name="T5">A=&gt;B</text:span><text:span text:style-name="T6">`. In Path Semantical Logic, the rule `(A=&gt;Q)=(B=&gt;R)` handles all 3 cases.</text:span></text:p>
      <text:h text:style-name="Heading_20_3" text:outline-level="3"><text:soft-page-break/>References:</text:h>
      <text:p text:style-name="P6"/>
      <text:p text:style-name="P6"><text:reference-mark-start text:name="path semantical logic"/>[1]<text:reference-mark-end text:name="path semantical logic"/><text:tab/>“Path Semantical Logic”</text:p>
      <text:p text:style-name="P6"><text:tab/>AdvancedResearch, reading sequence on Path Semantics</text:p>
      <text:p text:style-name="P6"><text:tab/><text:a xlink:type="simple" xlink:href="https://github.com/advancedresearch/path_semantics/blob/master/sequences.md#path-semantical-logic" text:style-name="Internet_20_link" text:visited-style-name="Visited_20_Internet_20_Link"><text:span text:style-name="T7">https://github.com/advancedresearch/path_semantics/blob/master/sequences.md#path-semantical-logic</text:span></text:a></text:p>
      <text:p text:style-name="P6"/>
      <text:p text:style-name="P6"><text:reference-mark-start text:name="constrained implication theorem"/>[2]<text:reference-mark-end text:name="constrained implication theorem"/><text:tab/>“Constrained Implication Theorem”</text:p>
      <text:p text:style-name="P6"><text:tab/>Sven Nilsen, 2020</text:p>
      <text:p text:style-name="P6"><text:tab/><text:a xlink:type="simple" xlink:href="https://github.com/advancedresearch/path_semantics/blob/master/papers-wip/constrained-implication-theorem.pdf" text:style-name="Internet_20_link" text:visited-style-name="Visited_20_Internet_20_Link"><text:span text:style-name="T7">https://github.com/advancedresearch/path_semantics/blob/master/papers-wip/constrained-implication-theorem.pdf</text:span></text:a></text:p>
      <text:p text:style-name="P6"/>
      <text:p text:style-name="P7"><text:reference-mark-start text:name="abstract implication theorem"/>[3]<text:reference-mark-end text:name="abstract implication theorem"/><text:tab/>“Abstract Implication Theorem”</text:p>
      <text:p text:style-name="P7"><text:tab/>Sven Nilsen, 2020</text:p>
      <text:p text:style-name="P7"><text:tab/><text:a xlink:type="simple" xlink:href="https://github.com/advancedresearch/path_semantics/blob/master/papers-wip/abstract-implication-theorem.pdf" text:style-name="Internet_20_link" text:visited-style-name="Visited_20_Internet_20_Link"><text:span text:style-name="T7">https://github.com/advancedresearch/path_semantics/blob/master/papers-wip/abstract-implication-theorem.pdf</text:span></text:a></text:p>
      <text:p text:style-name="P7"/>
      <text:p text:style-name="P7"><text:reference-mark-start text:name="implication theorem"/>[4]<text:reference-mark-end text:name="implication theorem"/><text:tab/>“Implication Theorem”</text:p>
      <text:p text:style-name="P7"><text:tab/>Sven Nilsen, 2020</text:p>
      <text:p text:style-name="P7"><text:tab/><text:a xlink:type="simple" xlink:href="https://github.com/advancedresearch/path_semantics/blob/master/papers-wip/implication-theorem.pdf" text:style-name="Internet_20_link" text:visited-style-name="Visited_20_Internet_20_Link"><text:span text:style-name="T7">https://github.com/advancedresearch/path_semantics/blob/master/papers-wip/implication-theorem.pdf</text:span></text:a></text:p>
      <text:p text:style-name="P7"/>
      <text:p text:style-name="P7"><text:reference-mark-start text:name="propositional calculus"/>[5]<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7">https://en.wikipedia.org/wiki/Propositional_calculus</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15:21:37.246681000</meta:creation-date>
    <dc:date>2020-09-04T18:12:05.003772000</dc:date>
    <meta:editing-duration>PT6M44S</meta:editing-duration>
    <meta:editing-cycles>1</meta:editing-cycles>
    <meta:document-statistic meta:table-count="0" meta:image-count="0" meta:object-count="0" meta:page-count="2" meta:paragraph-count="25" meta:word-count="319" meta:character-count="2410" meta:non-whitespace-character-count="2104"/>
    <meta:generator>LibreOffice/5.1.2.2$MacOSX_X86_64 LibreOffice_project/d3bf12ecb743fc0d20e0be0c58ca359301eb705f</meta:generator>
  </office:meta>
</office:document-meta>
</file>